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A000001C1620B1FDF8BC9354F.png" manifest:media-type="image/png"/>
  <manifest:file-entry manifest:full-path="Pictures/10000001000002EA00000198266B8B621D4CA2AF.png" manifest:media-type="image/png"/>
  <manifest:file-entry manifest:full-path="Pictures/10000001000002ED000001AE0CA197E21C9AAC21.png" manifest:media-type="image/png"/>
  <manifest:file-entry manifest:full-path="Pictures/10000001000002E100000177AE4F29BB89378F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ca314" officeooo:paragraph-rsid="001ca314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</text:p>
      <text:p text:style-name="P1"><draw:frame draw:style-name="fr1" draw:name="Image1" text:anchor-type="char" svg:width="17cm" svg:height="8.65cm" draw:z-index="0"><draw:image xlink:href="Pictures/10000001000002E100000177AE4F29BB89378FBD.png" xlink:type="simple" xlink:show="embed" xlink:actuate="onLoad" draw:mime-type="image/png"/></draw:frame></text:p>
      <text:p text:style-name="P1">Q2.</text:p>
      <text:p text:style-name="P1"/>
      <text:p text:style-name="P1"/>
      <text:p text:style-name="P1"><draw:frame draw:style-name="fr1" draw:name="Image2" text:anchor-type="char" svg:width="17cm" svg:height="9.297cm" draw:z-index="1"><draw:image xlink:href="Pictures/10000001000002EA00000198266B8B621D4CA2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3.</text:p>
      <text:p text:style-name="P1"/>
      <text:p text:style-name="P1"><draw:frame draw:style-name="fr1" draw:name="Image3" text:anchor-type="char" svg:width="17cm" svg:height="9.76cm" draw:z-index="2"><draw:image xlink:href="Pictures/10000001000002ED000001AE0CA197E21C9AAC21.png" xlink:type="simple" xlink:show="embed" xlink:actuate="onLoad" draw:mime-type="image/png"/></draw:frame></text:p>
      <text:p text:style-name="P1"/>
      <text:p text:style-name="P1">Q4.</text:p>
      <text:p text:style-name="P1"><draw:frame draw:style-name="fr1" draw:name="Image4" text:anchor-type="char" svg:width="17cm" svg:height="9.811cm" draw:z-index="3"><draw:image xlink:href="Pictures/100000010000030A000001C1620B1FDF8BC935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2:17:54.320399588</meta:creation-date>
    <dc:date>2024-03-14T17:12:40.283950482</dc:date>
    <meta:editing-duration>PT5M5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4" meta:word-count="4" meta:character-count="12" meta:non-whitespace-character-count="12"/>
  </office:meta>
</office:document-meta>
</file>